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8mm"/>
    </style:style>
    <style:style style:name="co3" style:family="table-column">
      <style:table-column-properties fo:break-before="auto" style:column-width="47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/>
      <style:text-properties fo:color="#f5822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1b75bc" fo:font-weight="bold" style:font-weight-asian="bold" style:font-weight-complex="bold"/>
    </style:style>
    <style:style style:name="ce3" style:family="table-cell" style:parent-style-name="Default">
      <style:text-properties fo:color="#62a73b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color="#f5822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Helium</text:p>
          </table:table-cell>
          <table:table-cell table:number-columns-repeated="3"/>
        </table:table-row>
        <table:table-row table:style-name="ro2">
          <table:table-cell/>
          <table:table-cell table:style-name="ce23" office:value-type="string" calcext:value-type="string">
            <text:p>10 TeV</text:p>
          </table:table-cell>
          <table:table-cell table:style-name="ce23" office:value-type="string" calcext:value-type="string">
            <text:p>100 TeV</text:p>
          </table:table-cell>
          <table:table-cell table:style-name="ce23" office:value-type="string" calcext:value-type="string">
            <text:p>1000 TeV</text:p>
          </table:table-cell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71.174" calcext:value-type="float">
            <text:p>271.174</text:p>
          </table:table-cell>
          <table:table-cell office:value-type="float" office:value="1780.14" calcext:value-type="float">
            <text:p>1780.14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49.2778" calcext:value-type="float">
            <text:p>49.2778</text:p>
          </table:table-cell>
          <table:table-cell office:value-type="float" office:value="341.971" calcext:value-type="float">
            <text:p>341.97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50171" calcext:value-type="float">
            <text:p>3.50171</text:p>
          </table:table-cell>
          <table:table-cell office:value-type="float" office:value="2.77094" calcext:value-type="float">
            <text:p>2.77094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.41378" calcext:value-type="float">
            <text:p>8.41378</text:p>
          </table:table-cell>
          <table:table-cell office:value-type="float" office:value="6.72528" calcext:value-type="float">
            <text:p>6.7252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614.254" calcext:value-type="float">
            <text:p>614.254</text:p>
          </table:table-cell>
          <table:table-cell office:value-type="float" office:value="14875" calcext:value-type="float">
            <text:p>14875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275.276" calcext:value-type="float">
            <text:p>275.276</text:p>
          </table:table-cell>
          <table:table-cell office:value-type="float" office:value="5352.59" calcext:value-type="float">
            <text:p>5352.5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1009" calcext:value-type="float">
            <text:p>0.0201009</text:p>
          </table:table-cell>
          <table:table-cell office:value-type="float" office:value="0.0213506" calcext:value-type="float">
            <text:p>0.021350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62281" calcext:value-type="float">
            <text:p>0.0562281</text:p>
          </table:table-cell>
          <table:table-cell office:value-type="float" office:value="0.0606198" calcext:value-type="float">
            <text:p>0.06061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1.2359" calcext:value-type="float">
            <text:p>41.2359</text:p>
          </table:table-cell>
          <table:table-cell office:value-type="float" office:value="452.272" calcext:value-type="float">
            <text:p>452.27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8.2668" calcext:value-type="float">
            <text:p>18.2668</text:p>
          </table:table-cell>
          <table:table-cell office:value-type="float" office:value="144.453" calcext:value-type="float">
            <text:p>144.45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320.24" calcext:value-type="float">
            <text:p>4320.24</text:p>
          </table:table-cell>
          <table:table-cell office:value-type="float" office:value="97329.6" calcext:value-type="float">
            <text:p>97329.6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2051.83" calcext:value-type="float">
            <text:p>2051.83</text:p>
          </table:table-cell>
          <table:table-cell office:value-type="float" office:value="33559.9" calcext:value-type="float">
            <text:p>33559.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1995" calcext:value-type="float">
            <text:p>0.00741995</text:p>
          </table:table-cell>
          <table:table-cell office:value-type="float" office:value="0.00745975" calcext:value-type="float">
            <text:p>0.0074597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25.671" calcext:value-type="float">
            <text:p>225.671</text:p>
          </table:table-cell>
          <table:table-cell office:value-type="float" office:value="1805.2" calcext:value-type="float">
            <text:p>1805.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50.1274" calcext:value-type="float">
            <text:p>50.1274</text:p>
          </table:table-cell>
          <table:table-cell office:value-type="float" office:value="314.359" calcext:value-type="float">
            <text:p>314.35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64811" calcext:value-type="float">
            <text:p>3.64811</text:p>
          </table:table-cell>
          <table:table-cell office:value-type="float" office:value="2.91952" calcext:value-type="float">
            <text:p>2.9195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9.23845" calcext:value-type="float">
            <text:p>9.23845</text:p>
          </table:table-cell>
          <table:table-cell office:value-type="float" office:value="7.12378" calcext:value-type="float">
            <text:p>7.1237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98.652" calcext:value-type="float">
            <text:p>598.652</text:p>
          </table:table-cell>
          <table:table-cell office:value-type="float" office:value="14004.1" calcext:value-type="float">
            <text:p>14004.1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95.667" calcext:value-type="float">
            <text:p>295.667</text:p>
          </table:table-cell>
          <table:table-cell office:value-type="float" office:value="5008.5" calcext:value-type="float">
            <text:p>5008.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218" calcext:value-type="float">
            <text:p>0.020218</text:p>
          </table:table-cell>
          <table:table-cell office:value-type="float" office:value="0.0211757" calcext:value-type="float">
            <text:p>0.021175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62281" calcext:value-type="float">
            <text:p>0.0562281</text:p>
          </table:table-cell>
          <table:table-cell office:value-type="float" office:value="0.0606849" calcext:value-type="float">
            <text:p>0.060684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1.447" calcext:value-type="float">
            <text:p>41.447</text:p>
          </table:table-cell>
          <table:table-cell office:value-type="float" office:value="429.92" calcext:value-type="float">
            <text:p>429.9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9.5412" calcext:value-type="float">
            <text:p>19.5412</text:p>
          </table:table-cell>
          <table:table-cell office:value-type="float" office:value="141.037" calcext:value-type="float">
            <text:p>141.03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196.75" calcext:value-type="float">
            <text:p>4196.75</text:p>
          </table:table-cell>
          <table:table-cell office:value-type="float" office:value="92225.1" calcext:value-type="float">
            <text:p>92225.1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022.09" calcext:value-type="float">
            <text:p>2022.09</text:p>
          </table:table-cell>
          <table:table-cell office:value-type="float" office:value="32710.3" calcext:value-type="float">
            <text:p>32710.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1854" calcext:value-type="float">
            <text:p>0.00741854</text:p>
          </table:table-cell>
          <table:table-cell office:value-type="float" office:value="0.00744896" calcext:value-type="float">
            <text:p>0.0074489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4" office:value-type="string" calcext:value-type="string">
            <text:p>Nitroge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Generating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63.659" calcext:value-type="float">
            <text:p>263.659</text:p>
          </table:table-cell>
          <table:table-cell office:value-type="float" office:value="1973.14" calcext:value-type="float">
            <text:p>1973.14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6.9584" calcext:value-type="float">
            <text:p>36.9584</text:p>
          </table:table-cell>
          <table:table-cell office:value-type="float" office:value="274.002" calcext:value-type="float">
            <text:p>274.002</text:p>
          </table:table-cell>
          <table:table-cell table:style-name="ce5"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63284" calcext:value-type="float">
            <text:p>3.63284</text:p>
          </table:table-cell>
          <table:table-cell office:value-type="float" office:value="3.1456" calcext:value-type="float">
            <text:p>3.145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.78384" calcext:value-type="float">
            <text:p>8.78384</text:p>
          </table:table-cell>
          <table:table-cell office:value-type="float" office:value="7.54589" calcext:value-type="float">
            <text:p>7.5458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27.969" calcext:value-type="float">
            <text:p>427.969</text:p>
          </table:table-cell>
          <table:table-cell office:value-type="float" office:value="10416.8" calcext:value-type="float">
            <text:p>10416.8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3479.18" calcext:value-type="float">
            <text:p>3479.1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196592" calcext:value-type="float">
            <text:p>0.0196592</text:p>
          </table:table-cell>
          <table:table-cell office:value-type="float" office:value="0.0206503" calcext:value-type="float">
            <text:p>0.020650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36483" calcext:value-type="float">
            <text:p>0.0536483</text:p>
          </table:table-cell>
          <table:table-cell office:value-type="float" office:value="0.0572288" calcext:value-type="float">
            <text:p>0.057228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0.5457" calcext:value-type="float">
            <text:p>50.5457</text:p>
          </table:table-cell>
          <table:table-cell office:value-type="float" office:value="443.356" calcext:value-type="float">
            <text:p>443.356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7.4172" calcext:value-type="float">
            <text:p>17.4172</text:p>
          </table:table-cell>
          <table:table-cell office:value-type="float" office:value="117.247" calcext:value-type="float">
            <text:p>117.24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000.74" calcext:value-type="float">
            <text:p>3000.74</text:p>
          </table:table-cell>
          <table:table-cell office:value-type="float" office:value="69234.7" calcext:value-type="float">
            <text:p>69234.7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189.46" calcext:value-type="float">
            <text:p>1189.46</text:p>
          </table:table-cell>
          <table:table-cell office:value-type="float" office:value="21240.4" calcext:value-type="float">
            <text:p>21240.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38059" calcext:value-type="float">
            <text:p>0.00738059</text:p>
          </table:table-cell>
          <table:table-cell office:value-type="float" office:value="0.00741832" calcext:value-type="float">
            <text:p>0.0074183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Generating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79.255" calcext:value-type="float">
            <text:p>279.255</text:p>
          </table:table-cell>
          <table:table-cell office:value-type="float" office:value="2012.92" calcext:value-type="float">
            <text:p>2012.9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9.0824" calcext:value-type="float">
            <text:p>39.0824</text:p>
          </table:table-cell>
          <table:table-cell office:value-type="float" office:value="254.885" calcext:value-type="float">
            <text:p>254.8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75539" calcext:value-type="float">
            <text:p>3.75539</text:p>
          </table:table-cell>
          <table:table-cell office:value-type="float" office:value="3.30638" calcext:value-type="float">
            <text:p>3.3063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9.2199" calcext:value-type="float">
            <text:p>9.2199</text:p>
          </table:table-cell>
          <table:table-cell office:value-type="float" office:value="7.99301" calcext:value-type="float">
            <text:p>7.9930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429.006" calcext:value-type="float">
            <text:p>429.006</text:p>
          </table:table-cell>
          <table:table-cell office:value-type="float" office:value="9838.88" calcext:value-type="float">
            <text:p>9838.8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3058.62" calcext:value-type="float">
            <text:p>3058.6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199433" calcext:value-type="float">
            <text:p>0.0199433</text:p>
          </table:table-cell>
          <table:table-cell office:value-type="float" office:value="0.0205879" calcext:value-type="float">
            <text:p>0.0205879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36483" calcext:value-type="float">
            <text:p>0.0536483</text:p>
          </table:table-cell>
          <table:table-cell office:value-type="float" office:value="0.0572288" calcext:value-type="float">
            <text:p>0.057228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2.6821" calcext:value-type="float">
            <text:p>52.6821</text:p>
          </table:table-cell>
          <table:table-cell office:value-type="float" office:value="428.018" calcext:value-type="float">
            <text:p>428.01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7.842" calcext:value-type="float">
            <text:p>17.842</text:p>
          </table:table-cell>
          <table:table-cell office:value-type="float" office:value="112.15" calcext:value-type="float">
            <text:p>112.1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963.6" calcext:value-type="float">
            <text:p>2963.6</text:p>
          </table:table-cell>
          <table:table-cell office:value-type="float" office:value="65334" calcext:value-type="float">
            <text:p>65334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189.46" calcext:value-type="float">
            <text:p>1189.46</text:p>
          </table:table-cell>
          <table:table-cell office:value-type="float" office:value="18691.6" calcext:value-type="float">
            <text:p>18691.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38919" calcext:value-type="float">
            <text:p>0.00738919</text:p>
          </table:table-cell>
          <table:table-cell office:value-type="float" office:value="0.00741496" calcext:value-type="float">
            <text:p>0.0074149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4" office:value-type="string" calcext:value-type="string">
            <text:p>Aluminium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office:value-type="string" calcext:value-type="string">
            <text:p>1094 1095 1096 do not exis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2104.38" calcext:value-type="float">
            <text:p>2104.38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0" calcext:value-type="float">
            <text:p>0</text:p>
          </table:table-cell>
          <table:table-cell office:value-type="float" office:value="250.637" calcext:value-type="float">
            <text:p>250.63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3.36402" calcext:value-type="float">
            <text:p>3.3640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" calcext:value-type="float">
            <text:p>0</text:p>
          </table:table-cell>
          <table:table-cell office:value-type="float" office:value="8.46663" calcext:value-type="float">
            <text:p>8.4666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8406.14" calcext:value-type="float">
            <text:p>8406.14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0" calcext:value-type="float">
            <text:p>0</text:p>
          </table:table-cell>
          <table:table-cell office:value-type="float" office:value="2408.67" calcext:value-type="float">
            <text:p>2408.6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0.0203056" calcext:value-type="float">
            <text:p>0.020305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" calcext:value-type="float">
            <text:p>0</text:p>
          </table:table-cell>
          <table:table-cell office:value-type="float" office:value="0.0572288" calcext:value-type="float">
            <text:p>0.057228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444.01" calcext:value-type="float">
            <text:p>444.01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0" calcext:value-type="float">
            <text:p>0</text:p>
          </table:table-cell>
          <table:table-cell office:value-type="float" office:value="98.5556" calcext:value-type="float">
            <text:p>98.555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56283.8" calcext:value-type="float">
            <text:p>56283.8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0" calcext:value-type="float">
            <text:p>0</text:p>
          </table:table-cell>
          <table:table-cell office:value-type="float" office:value="15293.1" calcext:value-type="float">
            <text:p>15293.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" calcext:value-type="float">
            <text:p>0</text:p>
          </table:table-cell>
          <table:table-cell office:value-type="float" office:value="0.00739718" calcext:value-type="float">
            <text:p>0.0073971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" calcext:value-type="float">
            <text:p>0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14.817" calcext:value-type="float">
            <text:p>314.817</text:p>
          </table:table-cell>
          <table:table-cell office:value-type="float" office:value="2169.6" calcext:value-type="float">
            <text:p>2169.6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4.8343" calcext:value-type="float">
            <text:p>34.8343</text:p>
          </table:table-cell>
          <table:table-cell office:value-type="float" office:value="237.893" calcext:value-type="float">
            <text:p>237.89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54038" calcext:value-type="float">
            <text:p>3.54038</text:p>
          </table:table-cell>
          <table:table-cell office:value-type="float" office:value="3.51624" calcext:value-type="float">
            <text:p>3.51624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7.97031" calcext:value-type="float">
            <text:p>7.97031</text:p>
          </table:table-cell>
          <table:table-cell office:value-type="float" office:value="8.98375" calcext:value-type="float">
            <text:p>8.9837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68.557" calcext:value-type="float">
            <text:p>368.557</text:p>
          </table:table-cell>
          <table:table-cell office:value-type="float" office:value="8026.98" calcext:value-type="float">
            <text:p>8026.9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32.54" calcext:value-type="float">
            <text:p>132.54</text:p>
          </table:table-cell>
          <table:table-cell office:value-type="float" office:value="2255.73" calcext:value-type="float">
            <text:p>2255.7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199636" calcext:value-type="float">
            <text:p>0.0199636</text:p>
          </table:table-cell>
          <table:table-cell office:value-type="float" office:value="0.0203263" calcext:value-type="float">
            <text:p>0.020326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62281" calcext:value-type="float">
            <text:p>0.0562281</text:p>
          </table:table-cell>
          <table:table-cell office:value-type="float" office:value="0.0572288" calcext:value-type="float">
            <text:p>0.057228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63.9161" calcext:value-type="float">
            <text:p>63.9161</text:p>
          </table:table-cell>
          <table:table-cell office:value-type="float" office:value="436.955" calcext:value-type="float">
            <text:p>436.95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6.5675" calcext:value-type="float">
            <text:p>16.5675</text:p>
          </table:table-cell>
          <table:table-cell office:value-type="float" office:value="100.255" calcext:value-type="float">
            <text:p>100.25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523.03" calcext:value-type="float">
            <text:p>2523.03</text:p>
          </table:table-cell>
          <table:table-cell office:value-type="float" office:value="53611" calcext:value-type="float">
            <text:p>53611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92.099" calcext:value-type="float">
            <text:p>892.099</text:p>
          </table:table-cell>
          <table:table-cell office:value-type="float" office:value="13806.3" calcext:value-type="float">
            <text:p>13806.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37866" calcext:value-type="float">
            <text:p>0.00737866</text:p>
          </table:table-cell>
          <table:table-cell office:value-type="float" office:value="0.00739701" calcext:value-type="float">
            <text:p>0.00739701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4" office:value-type="string" calcext:value-type="string">
            <text:p>Ir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26.635" calcext:value-type="float">
            <text:p>326.635</text:p>
          </table:table-cell>
          <table:table-cell office:value-type="float" office:value="2307.36" calcext:value-type="float">
            <text:p>2307.36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29.3118" calcext:value-type="float">
            <text:p>29.3118</text:p>
          </table:table-cell>
          <table:table-cell office:value-type="float" office:value="210.705" calcext:value-type="float">
            <text:p>210.70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01513" calcext:value-type="float">
            <text:p>3.01513</text:p>
          </table:table-cell>
          <table:table-cell office:value-type="float" office:value="3.5587" calcext:value-type="float">
            <text:p>3.558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5.97005" calcext:value-type="float">
            <text:p>5.97005</text:p>
          </table:table-cell>
          <table:table-cell office:value-type="float" office:value="8.96831" calcext:value-type="float">
            <text:p>8.9683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99.488" calcext:value-type="float">
            <text:p>299.488</text:p>
          </table:table-cell>
          <table:table-cell office:value-type="float" office:value="6554.52" calcext:value-type="float">
            <text:p>6554.5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91.7587" calcext:value-type="float">
            <text:p>91.7587</text:p>
          </table:table-cell>
          <table:table-cell office:value-type="float" office:value="1491.08" calcext:value-type="float">
            <text:p>1491.0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196652" calcext:value-type="float">
            <text:p>0.0196652</text:p>
          </table:table-cell>
          <table:table-cell office:value-type="float" office:value="0.0199547" calcext:value-type="float">
            <text:p>0.019954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36483" calcext:value-type="float">
            <text:p>0.0536483</text:p>
          </table:table-cell>
          <table:table-cell office:value-type="float" office:value="0.053966" calcext:value-type="float">
            <text:p>0.05396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77.7857" calcext:value-type="float">
            <text:p>77.7857</text:p>
          </table:table-cell>
          <table:table-cell office:value-type="float" office:value="462.523" calcext:value-type="float">
            <text:p>462.523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6.9924" calcext:value-type="float">
            <text:p>16.9924</text:p>
          </table:table-cell>
          <table:table-cell office:value-type="float" office:value="84.9618" calcext:value-type="float">
            <text:p>84.961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059.98" calcext:value-type="float">
            <text:p>2059.98</text:p>
          </table:table-cell>
          <table:table-cell office:value-type="float" office:value="44265.5" calcext:value-type="float">
            <text:p>44265.5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564.996" calcext:value-type="float">
            <text:p>564.996</text:p>
          </table:table-cell>
          <table:table-cell office:value-type="float" office:value="9558.2" calcext:value-type="float">
            <text:p>9558.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34267" calcext:value-type="float">
            <text:p>0.00734267</text:p>
          </table:table-cell>
          <table:table-cell office:value-type="float" office:value="0.00737337" calcext:value-type="float">
            <text:p>0.0073733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No data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51.06" calcext:value-type="float">
            <text:p>351.06</text:p>
          </table:table-cell>
          <table:table-cell office:value-type="float" office:value="2401.94" calcext:value-type="float">
            <text:p>2401.94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1.4359" calcext:value-type="float">
            <text:p>31.4359</text:p>
          </table:table-cell>
          <table:table-cell office:value-type="float" office:value="220.901" calcext:value-type="float">
            <text:p>220.90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07626" calcext:value-type="float">
            <text:p>3.07626</text:p>
          </table:table-cell>
          <table:table-cell office:value-type="float" office:value="3.70165" calcext:value-type="float">
            <text:p>3.7016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6.28043" calcext:value-type="float">
            <text:p>6.28043</text:p>
          </table:table-cell>
          <table:table-cell office:value-type="float" office:value="9.51607" calcext:value-type="float">
            <text:p>9.516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16.655" calcext:value-type="float">
            <text:p>316.655</text:p>
          </table:table-cell>
          <table:table-cell office:value-type="float" office:value="6287.3" calcext:value-type="float">
            <text:p>6287.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6.661" calcext:value-type="float">
            <text:p>86.661</text:p>
          </table:table-cell>
          <table:table-cell office:value-type="float" office:value="1414.61" calcext:value-type="float">
            <text:p>141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0627" calcext:value-type="float">
            <text:p>0.0200627</text:p>
          </table:table-cell>
          <table:table-cell office:value-type="float" office:value="0.0200896" calcext:value-type="float">
            <text:p>0.020089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62281" calcext:value-type="float">
            <text:p>0.0562281</text:p>
          </table:table-cell>
          <table:table-cell office:value-type="float" office:value="0.053966" calcext:value-type="float">
            <text:p>0.05396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83.3541" calcext:value-type="float">
            <text:p>83.3541</text:p>
          </table:table-cell>
          <table:table-cell office:value-type="float" office:value="464.167" calcext:value-type="float">
            <text:p>464.16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6.9924" calcext:value-type="float">
            <text:p>16.9924</text:p>
          </table:table-cell>
          <table:table-cell office:value-type="float" office:value="83.2625" calcext:value-type="float">
            <text:p>83.262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2148.84" calcext:value-type="float">
            <text:p>2148.84</text:p>
          </table:table-cell>
          <table:table-cell office:value-type="float" office:value="42243" calcext:value-type="float">
            <text:p>4224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535.259" calcext:value-type="float">
            <text:p>535.259</text:p>
          </table:table-cell>
          <table:table-cell office:value-type="float" office:value="8920.99" calcext:value-type="float">
            <text:p>8920.9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35518" calcext:value-type="float">
            <text:p>0.00735518</text:p>
          </table:table-cell>
          <table:table-cell office:value-type="float" office:value="0.0073791" calcext:value-type="float">
            <text:p>0.0073791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76915" calcext:value-type="float">
            <text:p>0.0176915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1">
          <table:table-cell table:style-name="ce4" office:value-type="string" calcext:value-type="string">
            <text:p>Prot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Analysis Pending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85.355" calcext:value-type="float">
            <text:p>185.355</text:p>
          </table:table-cell>
          <table:table-cell office:value-type="float" office:value="1613.2" calcext:value-type="float">
            <text:p>1613.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64.1461" calcext:value-type="float">
            <text:p>64.1461</text:p>
          </table:table-cell>
          <table:table-cell office:value-type="float" office:value="426.508" calcext:value-type="float">
            <text:p>426.50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06679" calcext:value-type="float">
            <text:p>3.06679</text:p>
          </table:table-cell>
          <table:table-cell office:value-type="float" office:value="2.45587" calcext:value-type="float">
            <text:p>2.4558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7.32809" calcext:value-type="float">
            <text:p>7.32809</text:p>
          </table:table-cell>
          <table:table-cell office:value-type="float" office:value="5.99392" calcext:value-type="float">
            <text:p>5.9939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879.17" calcext:value-type="float">
            <text:p>879.17</text:p>
          </table:table-cell>
          <table:table-cell office:value-type="float" office:value="20009.4" calcext:value-type="float">
            <text:p>20009.4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97.621" calcext:value-type="float">
            <text:p>397.621</text:p>
          </table:table-cell>
          <table:table-cell office:value-type="float" office:value="8067.12" calcext:value-type="float">
            <text:p>8067.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8599" calcext:value-type="float">
            <text:p>0.0208599</text:p>
          </table:table-cell>
          <table:table-cell office:value-type="float" office:value="0.0221303" calcext:value-type="float">
            <text:p>0.022130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89295" calcext:value-type="float">
            <text:p>0.0589295</text:p>
          </table:table-cell>
          <table:table-cell office:value-type="float" office:value="0.0642807" calcext:value-type="float">
            <text:p>0.06428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7.4198" calcext:value-type="float">
            <text:p>37.4198</text:p>
          </table:table-cell>
          <table:table-cell office:value-type="float" office:value="453.802" calcext:value-type="float">
            <text:p>453.802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9.1164" calcext:value-type="float">
            <text:p>19.1164</text:p>
          </table:table-cell>
          <table:table-cell office:value-type="float" office:value="161.427" calcext:value-type="float">
            <text:p>161.42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 office:value-type="string" calcext:value-type="string">
            <text:p>No data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6188.87" calcext:value-type="float">
            <text:p>6188.87</text:p>
          </table:table-cell>
          <table:table-cell office:value-type="float" office:value="129996" calcext:value-type="float">
            <text:p>129996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003.4" calcext:value-type="float">
            <text:p>3003.4</text:p>
          </table:table-cell>
          <table:table-cell office:value-type="float" office:value="49065.4" calcext:value-type="float">
            <text:p>49065.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5886" calcext:value-type="float">
            <text:p>0.00745886</text:p>
          </table:table-cell>
          <table:table-cell office:value-type="float" office:value="0.00750639" calcext:value-type="float">
            <text:p>0.00750639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85457" calcext:value-type="float">
            <text:p>0.0185457</text:p>
          </table:table-cell>
          <table:table-cell office:value-type="float" office:value="0.0191003" calcext:value-type="float">
            <text:p>0.0191003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Analysis Pending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88.797" calcext:value-type="float">
            <text:p>188.797</text:p>
          </table:table-cell>
          <table:table-cell office:value-type="float" office:value="1613.89" calcext:value-type="float">
            <text:p>1613.89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63.7213" calcext:value-type="float">
            <text:p>63.7213</text:p>
          </table:table-cell>
          <table:table-cell office:value-type="float" office:value="375.531" calcext:value-type="float">
            <text:p>375.53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21794" calcext:value-type="float">
            <text:p>3.21794</text:p>
          </table:table-cell>
          <table:table-cell office:value-type="float" office:value="2.59662" calcext:value-type="float">
            <text:p>2.5966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.04636" calcext:value-type="float">
            <text:p>8.04636</text:p>
          </table:table-cell>
          <table:table-cell office:value-type="float" office:value="6.34908" calcext:value-type="float">
            <text:p>6.3490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814.567" calcext:value-type="float">
            <text:p>814.567</text:p>
          </table:table-cell>
          <table:table-cell office:value-type="float" office:value="18408.2" calcext:value-type="float">
            <text:p>18408.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356.839" calcext:value-type="float">
            <text:p>356.839</text:p>
          </table:table-cell>
          <table:table-cell office:value-type="float" office:value="7684.79" calcext:value-type="float">
            <text:p>7684.79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7928" calcext:value-type="float">
            <text:p>0.0207928</text:p>
          </table:table-cell>
          <table:table-cell office:value-type="float" office:value="0.0218535" calcext:value-type="float">
            <text:p>0.021853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89295" calcext:value-type="float">
            <text:p>0.0589295</text:p>
          </table:table-cell>
          <table:table-cell office:value-type="float" office:value="0.0642807" calcext:value-type="float">
            <text:p>0.06428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5.676" calcext:value-type="float">
            <text:p>35.676</text:p>
          </table:table-cell>
          <table:table-cell office:value-type="float" office:value="419.855" calcext:value-type="float">
            <text:p>419.85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9.966" calcext:value-type="float">
            <text:p>19.966</text:p>
          </table:table-cell>
          <table:table-cell office:value-type="float" office:value="169.924" calcext:value-type="float">
            <text:p>169.92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751.98" calcext:value-type="float">
            <text:p>5751.98</text:p>
          </table:table-cell>
          <table:table-cell office:value-type="float" office:value="120629" calcext:value-type="float">
            <text:p>120629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646.56" calcext:value-type="float">
            <text:p>2646.56</text:p>
          </table:table-cell>
          <table:table-cell office:value-type="float" office:value="44392.5" calcext:value-type="float">
            <text:p>44392.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547" calcext:value-type="float">
            <text:p>0.0074547</text:p>
          </table:table-cell>
          <table:table-cell office:value-type="float" office:value="0.00748948" calcext:value-type="float">
            <text:p>0.0074894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85457" calcext:value-type="float">
            <text:p>0.0185457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style-name="ce15"/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3" office:value-type="string" calcext:value-type="string">
            <text:p>POST-LHC</text:p>
          </table:table-cell>
          <table:table-cell table:style-name="ce23" office:value-type="string" calcext:value-type="string">
            <text:p>Proton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SIBYLL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0" office:value-type="string" calcext:value-type="string">
            <text:p>Root Conversion Pending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85.355" calcext:value-type="float">
            <text:p>185.355</text:p>
          </table:table-cell>
          <table:table-cell office:value-type="float" office:value="1350.85" calcext:value-type="float">
            <text:p>1350.85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64.1461" calcext:value-type="float">
            <text:p>64.1461</text:p>
          </table:table-cell>
          <table:table-cell office:value-type="float" office:value="367.035" calcext:value-type="float">
            <text:p>367.03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06679" calcext:value-type="float">
            <text:p>3.06679</text:p>
          </table:table-cell>
          <table:table-cell office:value-type="float" office:value="2.62482" calcext:value-type="float">
            <text:p>2.62482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7.32809" calcext:value-type="float">
            <text:p>7.32809</text:p>
          </table:table-cell>
          <table:table-cell office:value-type="float" office:value="6.34908" calcext:value-type="float">
            <text:p>6.3490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879.17" calcext:value-type="float">
            <text:p>879.17</text:p>
          </table:table-cell>
          <table:table-cell office:value-type="float" office:value="19399.9" calcext:value-type="float">
            <text:p>19399.9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97.621" calcext:value-type="float">
            <text:p>397.621</text:p>
          </table:table-cell>
          <table:table-cell office:value-type="float" office:value="8067.12" calcext:value-type="float">
            <text:p>8067.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8599" calcext:value-type="float">
            <text:p>0.0208599</text:p>
          </table:table-cell>
          <table:table-cell office:value-type="float" office:value="0.0217254" calcext:value-type="float">
            <text:p>0.0217254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89295" calcext:value-type="float">
            <text:p>0.0589295</text:p>
          </table:table-cell>
          <table:table-cell office:value-type="float" office:value="0.0606198" calcext:value-type="float">
            <text:p>0.06061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7.4198" calcext:value-type="float">
            <text:p>37.4198</text:p>
          </table:table-cell>
          <table:table-cell office:value-type="float" office:value="502.733" calcext:value-type="float">
            <text:p>502.733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19.1164" calcext:value-type="float">
            <text:p>19.1164</text:p>
          </table:table-cell>
          <table:table-cell office:value-type="float" office:value="173.322" calcext:value-type="float">
            <text:p>173.32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/>
          <table:table-cell table:style-name="ce18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6188.87" calcext:value-type="float">
            <text:p>6188.87</text:p>
          </table:table-cell>
          <table:table-cell office:value-type="float" office:value="127283" calcext:value-type="float">
            <text:p>127283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3003.4" calcext:value-type="float">
            <text:p>3003.4</text:p>
          </table:table-cell>
          <table:table-cell office:value-type="float" office:value="46516.6" calcext:value-type="float">
            <text:p>46516.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5886" calcext:value-type="float">
            <text:p>0.00745886</text:p>
          </table:table-cell>
          <table:table-cell office:value-type="float" office:value="0.00748313" calcext:value-type="float">
            <text:p>0.0074831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85457" calcext:value-type="float">
            <text:p>0.0185457</text:p>
          </table:table-cell>
          <table:table-cell office:value-type="float" office:value="0.0180074" calcext:value-type="float">
            <text:p>0.0180074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style-name="ce2" office:value-type="string" calcext:value-type="string">
            <text:p>QGSII</text:p>
          </table:table-cell>
          <table:table-cell table:number-columns-repeated="2"/>
          <table:table-cell table:style-name="ce10" office:value-type="string" calcext:value-type="string">
            <text:p>Root Conversion Pending</text:p>
          </table:table-cell>
        </table:table-row>
        <table:table-row table:style-name="ro2">
          <table:table-cell table:style-name="ce3" office:value-type="string" calcext:value-type="string">
            <text:p>Mu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188.797" calcext:value-type="float">
            <text:p>188.797</text:p>
          </table:table-cell>
          <table:table-cell office:value-type="float" office:value="1471.58" calcext:value-type="float">
            <text:p>1471.58</text:p>
          </table:table-cell>
          <table:table-cell/>
        </table:table-row>
        <table:table-row table:style-name="ro2">
          <table:table-cell office:value-type="string" calcext:value-type="string">
            <text:p>sigma</text:p>
          </table:table-cell>
          <table:table-cell office:value-type="float" office:value="63.7213" calcext:value-type="float">
            <text:p>63.7213</text:p>
          </table:table-cell>
          <table:table-cell office:value-type="float" office:value="353.441" calcext:value-type="float">
            <text:p>353.44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.21794" calcext:value-type="float">
            <text:p>3.21794</text:p>
          </table:table-cell>
          <table:table-cell office:value-type="float" office:value="2.55008" calcext:value-type="float">
            <text:p>2.55008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8.04636" calcext:value-type="float">
            <text:p>8.04636</text:p>
          </table:table-cell>
          <table:table-cell office:value-type="float" office:value="6.36001" calcext:value-type="float">
            <text:p>6.3600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elect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814.567" calcext:value-type="float">
            <text:p>814.567</text:p>
          </table:table-cell>
          <table:table-cell office:value-type="float" office:value="20055.7" calcext:value-type="float">
            <text:p>20055.7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356.839" calcext:value-type="float">
            <text:p>356.839</text:p>
          </table:table-cell>
          <table:table-cell office:value-type="float" office:value="6843.67" calcext:value-type="float">
            <text:p>6843.6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207928" calcext:value-type="float">
            <text:p>0.0207928</text:p>
          </table:table-cell>
          <table:table-cell office:value-type="float" office:value="0.0218763" calcext:value-type="float">
            <text:p>0.021876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589295" calcext:value-type="float">
            <text:p>0.0589295</text:p>
          </table:table-cell>
          <table:table-cell office:value-type="float" office:value="0.0642807" calcext:value-type="float">
            <text:p>0.0642807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hadr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35.676" calcext:value-type="float">
            <text:p>35.676</text:p>
          </table:table-cell>
          <table:table-cell office:value-type="float" office:value="581.773" calcext:value-type="float">
            <text:p>581.773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19.966" calcext:value-type="float">
            <text:p>19.966</text:p>
          </table:table-cell>
          <table:table-cell office:value-type="float" office:value="195.412" calcext:value-type="float">
            <text:p>195.412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photon</text:p>
          </table:table-cell>
          <table:table-cell table:style-name="ce5" office:value-type="string" calcext:value-type="string">
            <text:p>Multiplic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5751.98" calcext:value-type="float">
            <text:p>5751.98</text:p>
          </table:table-cell>
          <table:table-cell office:value-type="float" office:value="131006" calcext:value-type="float">
            <text:p>131006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2646.56" calcext:value-type="float">
            <text:p>2646.56</text:p>
          </table:table-cell>
          <table:table-cell office:value-type="float" office:value="50127.4" calcext:value-type="float">
            <text:p>50127.4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Energ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an</text:p>
          </table:table-cell>
          <table:table-cell office:value-type="float" office:value="0.0074547" calcext:value-type="float">
            <text:p>0.0074547</text:p>
          </table:table-cell>
          <table:table-cell office:value-type="float" office:value="0.0074915" calcext:value-type="float">
            <text:p>0.0074915</text:p>
          </table:table-cell>
          <table:table-cell/>
        </table:table-row>
        <table:table-row table:style-name="ro2">
          <table:table-cell office:value-type="string" calcext:value-type="string">
            <text:p>RMS</text:p>
          </table:table-cell>
          <table:table-cell office:value-type="float" office:value="0.0185457" calcext:value-type="float">
            <text:p>0.0185457</text:p>
          </table:table-cell>
          <table:table-cell office:value-type="float" office:value="0.0180074" calcext:value-type="float">
            <text:p>0.01800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1">00/00/0000</text:date>, <text:time style:data-style-name="N2" text:time-value="13:53:52.828361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3:32:36.529146484</meta:creation-date>
    <dc:date>2019-06-01T17:16:43.032125051</dc:date>
    <meta:editing-duration>PT13H14M50S</meta:editing-duration>
    <meta:editing-cycles>70</meta:editing-cycles>
    <meta:generator>LibreOffice/6.0.7.3$Linux_X86_64 LibreOffice_project/00m0$Build-3</meta:generator>
    <meta:document-statistic meta:table-count="1" meta:cell-count="756" meta:object-count="0"/>
  </office:meta>
</office:document-meta>
</file>